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" style:family="graphic">
      <style:graphic-properties style:protect="size"/>
    </style:style>
    <style:style style:name="gr3" style:family="graphic" style:parent-style-name="Default_5f_1_5f_1_5f_1_5f_3">
      <style:graphic-properties draw:textarea-horizontal-align="justify" draw:textarea-vertical-align="middle" draw:auto-grow-height="false" fo:min-height="8.91cm" fo:min-width="9.2cm"/>
    </style:style>
    <style:style style:name="gr4" style:family="graphic" style:parent-style-name="Object_20_without_20_fill_5f_1_5f_1_5f_1_5f_3">
      <style:graphic-properties draw:marker-end="Arrow" draw:marker-end-width="0.3cm" draw:fill="none" draw:textarea-vertical-align="middle"/>
    </style:style>
    <style:style style:name="gr5" style:family="graphic" style:parent-style-name="Default_5f_1_5f_1_5f_1_5f_3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1" style:family="graphic" style:parent-style-name="Object_20_without_20_fill_5f_3">
      <style:graphic-properties draw:fill="none" draw:textarea-vertical-align="middle"/>
    </style:style>
    <style:style style:name="gr12" style:family="graphic" style:parent-style-name="Object_20_without_20_fill_5f_3">
      <style:graphic-properties draw:marker-end="Arrow" draw:marker-end-width="0.3cm" draw:fill="none" draw:textarea-vertical-align="middle"/>
    </style:style>
    <style:style style:name="gr1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195cm"/>
    </style:style>
    <style:style style:name="gr14" style:family="graphic" style:parent-style-name="standard">
      <style:graphic-properties draw:textarea-horizontal-align="justify" draw:textarea-vertical-align="middle" draw:auto-grow-height="false" fo:min-height="0.252cm" fo:min-width="6.214cm"/>
    </style:style>
    <style:style style:name="gr15" style:family="graphic" style:parent-style-name="Object_20_without_20_fill_5f_3_5f_1">
      <style:graphic-properties draw:fill="none" draw:textarea-vertical-align="middle"/>
    </style:style>
    <style:style style:name="gr16" style:family="graphic" style:parent-style-name="Object_20_without_20_fill_5f_3_5f_1">
      <style:graphic-properties draw:marker-end="Arrow" draw:marker-end-width="0.3cm" draw:fill="none" draw:textarea-vertical-align="middle"/>
    </style:style>
    <style:style style:name="gr17" style:family="graphic" style:parent-style-name="Default_5f_4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8" style:family="graphic" style:parent-style-name="Default_5f_5">
      <style:graphic-properties draw:textarea-horizontal-align="justify" draw:textarea-vertical-align="middle" draw:auto-grow-height="false" fo:min-height="0.252cm" fo:min-width="6.01cm"/>
    </style:style>
    <style:style style:name="gr19" style:family="graphic" style:parent-style-name="Object_20_without_20_fill_5f_3_5f_3">
      <style:graphic-properties draw:fill="none" draw:textarea-vertical-align="middle"/>
    </style:style>
    <style:style style:name="gr20" style:family="graphic" style:parent-style-name="Object_20_without_20_fill_5f_3_5f_3">
      <style:graphic-properties draw:marker-end="Arrow" draw:marker-end-width="0.3cm" draw:fill="none" draw:textarea-vertical-align="middle"/>
    </style:style>
    <style:style style:name="gr21" style:family="graphic" style:parent-style-name="Default_5f_4_5f_3">
      <style:graphic-properties draw:stroke="none" svg:stroke-color="#000000" draw:fill="none" draw:fill-color="#ffffff" draw:auto-grow-height="true" draw:auto-grow-width="false" fo:max-height="0cm" fo:min-height="1.195cm"/>
    </style:style>
    <style:style style:name="gr22" style:family="graphic" style:parent-style-name="Default_5f_7">
      <style:graphic-properties draw:textarea-horizontal-align="justify" draw:textarea-vertical-align="middle" draw:auto-grow-height="false" fo:min-height="0.252cm" fo:min-width="6.214cm"/>
    </style:style>
    <style:style style:name="gr23" style:family="graphic" style:parent-style-name="Object_20_without_20_fill_5f_3_5f_2">
      <style:graphic-properties draw:fill="none" draw:textarea-vertical-align="middle"/>
    </style:style>
    <style:style style:name="gr24" style:family="graphic" style:parent-style-name="Object_20_without_20_fill_5f_3_5f_2">
      <style:graphic-properties draw:marker-end="Arrow" draw:marker-end-width="0.3cm" draw:fill="none" draw:textarea-vertical-align="middle"/>
    </style:style>
    <style:style style:name="gr25" style:family="graphic" style:parent-style-name="Default_5f_4_5f_2">
      <style:graphic-properties draw:stroke="none" svg:stroke-color="#000000" draw:fill="none" draw:fill-color="#ffffff" draw:auto-grow-height="true" draw:auto-grow-width="false" fo:max-height="0cm" fo:min-height="1.195cm"/>
    </style:style>
    <style:style style:name="gr26" style:family="graphic" style:parent-style-name="Default_5f_6">
      <style:graphic-properties draw:textarea-horizontal-align="justify" draw:textarea-vertical-align="middle" draw:auto-grow-height="false" fo:min-height="0.252cm" fo:min-width="6.214cm"/>
    </style:style>
    <style:style style:name="gr27" style:family="graphic" style:parent-style-name="Default_5f_1_5f_1_5f_1_5f_1">
      <style:graphic-properties draw:textarea-horizontal-align="justify" draw:textarea-vertical-align="middle" draw:auto-grow-height="false" fo:min-height="8.91cm" fo:min-width="9.2cm"/>
    </style:style>
    <style:style style:name="gr28" style:family="graphic" style:parent-style-name="Object_20_without_20_fill_5f_1_5f_1_5f_1_5f_1">
      <style:graphic-properties draw:marker-end="Arrow" draw:marker-end-width="0.3cm" draw:fill="none" draw:textarea-vertical-align="middle"/>
    </style:style>
    <style:style style:name="gr29" style:family="graphic" style:parent-style-name="Default_5f_1_5f_1_5f_1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30" style:family="graphic" style:parent-style-name="Default_5f_1_5f_1_5f_1_5f_1">
      <style:graphic-properties draw:fill-color="#0066b3" draw:textarea-horizontal-align="justify" draw:textarea-vertical-align="middle" draw:auto-grow-height="false" fo:min-height="5.859cm" fo:min-width="5.967cm"/>
    </style:style>
    <style:style style:name="gr31" style:family="graphic" style:parent-style-name="Default_5f_1_5f_1_5f_1_5f_1">
      <style:graphic-properties draw:stroke="none" svg:stroke-color="#000000" draw:fill="none" draw:fill-color="#ffffff" draw:auto-grow-height="true" draw:auto-grow-width="false" fo:max-height="0cm" fo:min-height="1.593cm"/>
    </style:style>
    <style:style style:name="gr32" style:family="graphic" style:parent-style-name="Default_5f_1_5f_1_5f_1_5f_1_5f_1_5f_1">
      <style:graphic-properties draw:textarea-horizontal-align="justify" draw:textarea-vertical-align="middle" draw:auto-grow-height="false" fo:min-height="8.91cm" fo:min-width="9.2cm"/>
    </style:style>
    <style:style style:name="gr33" style:family="graphic" style:parent-style-name="Object_20_without_20_fill_5f_1_5f_1_5f_1_5f_1_5f_1_5f_1">
      <style:graphic-properties draw:marker-end="Arrow" draw:marker-end-width="0.3cm" draw:fill="none" draw:textarea-vertical-align="middle"/>
    </style:style>
    <style:style style:name="gr34" style:family="graphic" style:parent-style-name="Default_5f_1_5f_1_5f_1_5f_1_5f_1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35" style:family="graphic" style:parent-style-name="Default_5f_1_5f_1_5f_1_5f_1_5f_1_5f_1">
      <style:graphic-properties draw:fill-color="#0066b3" draw:textarea-horizontal-align="justify" draw:textarea-vertical-align="middle" draw:auto-grow-height="false" fo:min-height="5.859cm" fo:min-width="5.967cm"/>
    </style:style>
    <style:style style:name="gr36" style:family="graphic" style:parent-style-name="Default_5f_1_5f_1_5f_1_5f_1_5f_1_5f_1">
      <style:graphic-properties draw:stroke="none" svg:stroke-color="#000000" draw:fill="none" draw:fill-color="#ffffff" draw:auto-grow-height="true" draw:auto-grow-width="false" fo:max-height="0cm" fo:min-height="1.593cm"/>
    </style:style>
    <style:style style:name="gr37" style:family="graphic" style:parent-style-name="Object_20_without_20_fill_5f_2">
      <style:graphic-properties draw:fill="none" draw:textarea-vertical-align="middle"/>
    </style:style>
    <style:style style:name="gr3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66cm"/>
    </style:style>
    <style:style style:name="gr39" style:family="graphic" style:parent-style-name="Default_5f_1_5f_1_5f_1_5f_1_5f_1_5f_1_5f_4">
      <style:graphic-properties draw:textarea-horizontal-align="justify" draw:textarea-vertical-align="middle" draw:auto-grow-height="false" fo:min-height="8.91cm" fo:min-width="9.2cm"/>
    </style:style>
    <style:style style:name="gr40" style:family="graphic" style:parent-style-name="Object_20_without_20_fill_5f_1_5f_1_5f_1_5f_1_5f_1_5f_1_5f_4">
      <style:graphic-properties draw:marker-end="Arrow" draw:marker-end-width="0.3cm" draw:fill="none" draw:textarea-vertical-align="middle"/>
    </style:style>
    <style:style style:name="gr41" style:family="graphic" style:parent-style-name="Default_5f_1_5f_1_5f_1_5f_1_5f_1_5f_1_5f_4">
      <style:graphic-properties draw:stroke="none" svg:stroke-color="#000000" draw:fill="none" draw:fill-color="#ffffff" draw:auto-grow-height="true" draw:auto-grow-width="false" fo:max-height="0cm" fo:min-height="0.766cm"/>
    </style:style>
    <style:style style:name="gr42" style:family="graphic" style:parent-style-name="Default_5f_1_5f_1_5f_1_5f_1_5f_1_5f_1_5f_4">
      <style:graphic-properties draw:fill-color="#0066b3" draw:textarea-horizontal-align="justify" draw:textarea-vertical-align="middle" draw:auto-grow-height="false" fo:min-height="5.859cm" fo:min-width="5.967cm"/>
    </style:style>
    <style:style style:name="gr43" style:family="graphic" style:parent-style-name="Default_5f_1_5f_1_5f_1_5f_1_5f_1_5f_1_5f_4">
      <style:graphic-properties draw:stroke="none" svg:stroke-color="#000000" draw:fill="none" draw:fill-color="#ffffff" draw:auto-grow-height="true" draw:auto-grow-width="false" fo:max-height="0cm" fo:min-height="1.593cm"/>
    </style:style>
    <style:style style:name="gr44" style:family="graphic" style:parent-style-name="Default_5f_1_5f_1_5f_1_5f_1_5f_1_5f_1_5f_2">
      <style:graphic-properties draw:textarea-horizontal-align="justify" draw:textarea-vertical-align="middle" draw:auto-grow-height="false" fo:min-height="8.91cm" fo:min-width="9.2cm"/>
    </style:style>
    <style:style style:name="gr45" style:family="graphic" style:parent-style-name="Object_20_without_20_fill_5f_1_5f_1_5f_1_5f_1_5f_1_5f_1_5f_2">
      <style:graphic-properties draw:marker-end="Arrow" draw:marker-end-width="0.3cm" draw:fill="none" draw:textarea-vertical-align="middle"/>
    </style:style>
    <style:style style:name="gr46" style:family="graphic" style:parent-style-name="Default_5f_1_5f_1_5f_1_5f_1_5f_1_5f_1_5f_2">
      <style:graphic-properties draw:stroke="none" svg:stroke-color="#000000" draw:fill="none" draw:fill-color="#ffffff" draw:auto-grow-height="true" draw:auto-grow-width="false" fo:max-height="0cm" fo:min-height="0.766cm"/>
    </style:style>
    <style:style style:name="gr47" style:family="graphic" style:parent-style-name="Default_5f_1_5f_1_5f_1_5f_1_5f_1_5f_1_5f_2">
      <style:graphic-properties draw:fill-color="#0066b3" draw:textarea-horizontal-align="justify" draw:textarea-vertical-align="middle" draw:auto-grow-height="false" fo:min-height="5.859cm" fo:min-width="5.967cm"/>
    </style:style>
    <style:style style:name="gr48" style:family="graphic" style:parent-style-name="Default_5f_1_5f_1_5f_1_5f_1_5f_1_5f_1_5f_2">
      <style:graphic-properties draw:stroke="none" svg:stroke-color="#000000" draw:fill="none" draw:fill-color="#ffffff" draw:auto-grow-height="true" draw:auto-grow-width="false" fo:max-height="0cm" fo:min-height="1.593cm"/>
    </style:style>
    <style:style style:name="gr49" style:family="graphic" style:parent-style-name="Object_20_without_20_fill_5f_2_5f_2">
      <style:graphic-properties draw:fill="none" draw:textarea-vertical-align="middle"/>
    </style:style>
    <style:style style:name="gr50" style:family="graphic" style:parent-style-name="Default_5f_2_5f_2">
      <style:graphic-properties draw:stroke="none" svg:stroke-color="#000000" draw:fill="none" draw:fill-color="#ffffff" draw:auto-grow-height="true" draw:auto-grow-width="false" fo:max-height="0cm" fo:min-height="0.766cm"/>
    </style:style>
    <style:style style:name="gr51" style:family="graphic" style:parent-style-name="Default_5f_1_5f_1_5f_1_5f_1_5f_1_5f_1_5f_3">
      <style:graphic-properties draw:textarea-horizontal-align="justify" draw:textarea-vertical-align="middle" draw:auto-grow-height="false" fo:min-height="8.91cm" fo:min-width="9.2cm"/>
    </style:style>
    <style:style style:name="gr52" style:family="graphic" style:parent-style-name="Object_20_without_20_fill_5f_1_5f_1_5f_1_5f_1_5f_1_5f_1_5f_3">
      <style:graphic-properties draw:marker-end="Arrow" draw:marker-end-width="0.3cm" draw:fill="none" draw:textarea-vertical-align="middle"/>
    </style:style>
    <style:style style:name="gr53" style:family="graphic" style:parent-style-name="Default_5f_1_5f_1_5f_1_5f_1_5f_1_5f_1_5f_3">
      <style:graphic-properties draw:stroke="none" svg:stroke-color="#000000" draw:fill="none" draw:fill-color="#ffffff" draw:auto-grow-height="true" draw:auto-grow-width="false" fo:max-height="0cm" fo:min-height="0.766cm"/>
    </style:style>
    <style:style style:name="gr54" style:family="graphic" style:parent-style-name="Default_5f_1_5f_1_5f_1_5f_1_5f_1_5f_1_5f_3">
      <style:graphic-properties draw:fill-color="#0066b3" draw:textarea-horizontal-align="justify" draw:textarea-vertical-align="middle" draw:auto-grow-height="false" fo:min-height="5.859cm" fo:min-width="5.967cm"/>
    </style:style>
    <style:style style:name="gr55" style:family="graphic" style:parent-style-name="Default_5f_1_5f_1_5f_1_5f_1_5f_1_5f_1_5f_3">
      <style:graphic-properties draw:stroke="none" svg:stroke-color="#000000" draw:fill="none" draw:fill-color="#ffffff" draw:auto-grow-height="true" draw:auto-grow-width="false" fo:max-height="0cm" fo:min-height="1.593cm"/>
    </style:style>
    <style:style style:name="gr56" style:family="graphic" style:parent-style-name="Object_20_without_20_fill_5f_2_5f_3">
      <style:graphic-properties draw:fill="none" draw:textarea-vertical-align="middle"/>
    </style:style>
    <style:style style:name="gr57" style:family="graphic" style:parent-style-name="Default_5f_2_5f_3">
      <style:graphic-properties draw:stroke="none" svg:stroke-color="#000000" draw:fill="none" draw:fill-color="#ffffff" draw:auto-grow-height="true" draw:auto-grow-width="false" fo:max-height="0cm" fo:min-height="0.766cm"/>
    </style:style>
    <style:style style:name="gr58" style:family="graphic" style:parent-style-name="Default_5f_1_5f_1_5f_1_5f_1_5f_1_5f_1_5f_3_5f_1">
      <style:graphic-properties draw:textarea-horizontal-align="justify" draw:textarea-vertical-align="middle" draw:auto-grow-height="false" fo:min-height="8.91cm" fo:min-width="9.2cm"/>
    </style:style>
    <style:style style:name="gr59" style:family="graphic" style:parent-style-name="Object_20_without_20_fill_5f_1_5f_1_5f_1_5f_1_5f_1_5f_1_5f_3_5f_1">
      <style:graphic-properties draw:marker-end="Arrow" draw:marker-end-width="0.3cm" draw:fill="none" draw:textarea-vertical-align="middle"/>
    </style:style>
    <style:style style:name="gr60" style:family="graphic" style:parent-style-name="Default_5f_1_5f_1_5f_1_5f_1_5f_1_5f_1_5f_3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61" style:family="graphic" style:parent-style-name="Default_5f_1_5f_1_5f_1_5f_1_5f_1_5f_1_5f_3_5f_1">
      <style:graphic-properties draw:fill-color="#0066b3" draw:textarea-horizontal-align="justify" draw:textarea-vertical-align="middle" draw:auto-grow-height="false" fo:min-height="5.859cm" fo:min-width="5.967cm"/>
    </style:style>
    <style:style style:name="gr62" style:family="graphic" style:parent-style-name="Default_5f_1_5f_1_5f_1_5f_1_5f_1_5f_1_5f_3_5f_1">
      <style:graphic-properties draw:stroke="none" svg:stroke-color="#000000" draw:fill="none" draw:fill-color="#ffffff" draw:auto-grow-height="true" draw:auto-grow-width="false" fo:max-height="0cm" fo:min-height="1.593cm"/>
    </style:style>
    <style:style style:name="gr63" style:family="graphic" style:parent-style-name="Object_20_without_20_fill_5f_2_5f_3_5f_1">
      <style:graphic-properties draw:fill="none" draw:textarea-vertical-align="middle"/>
    </style:style>
    <style:style style:name="gr64" style:family="graphic" style:parent-style-name="Default_5f_2_5f_3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65" style:family="graphic" style:parent-style-name="Default_5f_1_5f_1_5f_1_5f_1_5f_1_5f_1_5f_1">
      <style:graphic-properties draw:textarea-horizontal-align="justify" draw:textarea-vertical-align="middle" draw:auto-grow-height="false" fo:min-height="8.91cm" fo:min-width="9.2cm"/>
    </style:style>
    <style:style style:name="gr66" style:family="graphic" style:parent-style-name="Object_20_without_20_fill_5f_1_5f_1_5f_1_5f_1_5f_1_5f_1_5f_1">
      <style:graphic-properties draw:marker-end="Arrow" draw:marker-end-width="0.3cm" draw:fill="none" draw:textarea-vertical-align="middle"/>
    </style:style>
    <style:style style:name="gr67" style:family="graphic" style:parent-style-name="Default_5f_1_5f_1_5f_1_5f_1_5f_1_5f_1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68" style:family="graphic" style:parent-style-name="Default_5f_1_5f_1_5f_1_5f_1_5f_1_5f_1_5f_1">
      <style:graphic-properties draw:fill-color="#0066b3" draw:textarea-horizontal-align="justify" draw:textarea-vertical-align="middle" draw:auto-grow-height="false" fo:min-height="5.859cm" fo:min-width="5.967cm"/>
    </style:style>
    <style:style style:name="gr69" style:family="graphic" style:parent-style-name="Default_5f_1_5f_1_5f_1_5f_1_5f_1_5f_1_5f_1">
      <style:graphic-properties draw:stroke="none" svg:stroke-color="#000000" draw:fill="none" draw:fill-color="#ffffff" draw:auto-grow-height="true" draw:auto-grow-width="false" fo:max-height="0cm" fo:min-height="1.593cm"/>
    </style:style>
    <style:style style:name="gr70" style:family="graphic" style:parent-style-name="Object_20_without_20_fill_5f_2_5f_1">
      <style:graphic-properties draw:fill="none" draw:textarea-vertical-align="middle"/>
    </style:style>
    <style:style style:name="gr71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72" style:family="graphic" style:parent-style-name="Default_5f_1_5f_1_5f_2_5f_2">
      <style:graphic-properties draw:fill-color="#21409a" draw:textarea-horizontal-align="justify" draw:textarea-vertical-align="middle" draw:auto-grow-height="false" fo:min-height="2.125cm" fo:min-width="2.015cm"/>
    </style:style>
    <style:style style:name="gr73" style:family="graphic" style:parent-style-name="Object_20_without_20_fill_5f_1_5f_1_5f_2_5f_2">
      <style:graphic-properties draw:marker-end="Arrow" draw:marker-end-width="0.3cm" draw:fill="none" draw:textarea-vertical-align="middle"/>
    </style:style>
    <style:style style:name="gr74" style:family="graphic" style:parent-style-name="Default_5f_1_5f_1_5f_2_5f_2">
      <style:graphic-properties draw:stroke="none" svg:stroke-color="#000000" draw:fill="none" draw:fill-color="#ffffff" draw:auto-grow-height="true" draw:auto-grow-width="false" fo:max-height="0cm" fo:min-height="1.59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text-properties fo:color="#fff450" fo:font-size="24pt" fo:font-weight="bold" style:font-size-asian="24pt" style:font-weight-asian="normal" style:font-size-complex="24pt" style:font-weight-complex="normal"/>
    </style:style>
    <style:style style:name="P9" style:family="paragraph">
      <loext:graphic-properties draw:fill="none" draw:fill-color="#ffffff"/>
      <style:text-properties fo:color="#fff450" fo:font-size="24pt" fo:font-weight="bold" style:font-size-asian="24pt" style:font-weight-asian="normal" style:font-size-complex="24pt" style:font-weight-complex="normal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0066b3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fo:color="#fff450" fo:font-size="24pt" fo:font-weight="bold" style:font-size-asian="24pt" style:font-weight-asian="normal" style:font-size-complex="24pt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color="#fff450" fo:font-size="24pt" fo:font-weight="bold" style:font-size-asian="24pt" style:font-weight-asian="normal" style:font-size-complex="24pt" style:font-weight-complex="normal"/>
    </style:style>
    <style:style style:name="P15" style:family="paragraph">
      <loext:graphic-properties draw:fill-color="#21409a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f450" fo:font-size="24pt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336cm" svg:height="1.572cm" svg:x="3.048cm" svg:y="6.604cm">
          <draw:text-box>
            <text:p text:style-name="P1"><text:span text:style-name="T1">¿</text:span><text:span text:style-name="T2">Q</text:span><text:span text:style-name="T2">u</text:span><text:span text:style-name="T2">é</text:span><text:span text:style-name="T2"> </text:span><text:span text:style-name="T2">e</text:span><text:span text:style-name="T2">s</text:span><text:span text:style-name="T1"> </text:span><text:span text:style-name="T1">l</text:span><text:span text:style-name="T1">a</text:span><text:span text:style-name="T1"> </text:span><text:span text:style-name="T3">i</text:span><text:span text:style-name="T3">n</text:span><text:span text:style-name="T3">t</text:span><text:span text:style-name="T3">e</text:span><text:span text:style-name="T3">l</text:span><text:span text:style-name="T3">i</text:span><text:span text:style-name="T3">g</text:span><text:span text:style-name="T3">e</text:span><text:span text:style-name="T3">n</text:span><text:span text:style-name="T3">c</text:span><text:span text:style-name="T3">i</text:span><text:span text:style-name="T3">a</text:span><text:span text:style-name="T3"> </text:span><text:span text:style-name="T3">a</text:span><text:span text:style-name="T3">r</text:span><text:span text:style-name="T3">t</text:span><text:span text:style-name="T3">i</text:span><text:span text:style-name="T3">f</text:span><text:span text:style-name="T3">i</text:span><text:span text:style-name="T3">c</text:span><text:span text:style-name="T3">i</text:span><text:span text:style-name="T3">a</text:span><text:span text:style-name="T3">l</text:span><text:span text:style-name="T1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4" draw:layer="layout" svg:width="13.716cm" svg:height="12.954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9.198cm" svg:y1="3.556cm" svg:x2="13.77cm" svg:y2="3.556cm">
          <text:p/>
        </draw:line>
        <draw:frame draw:style-name="gr5" draw:text-style-name="P7" draw:layer="layout" svg:width="8.89cm" svg:height="1.047cm" svg:x="1.07cm" svg:y="3.048cm">
          <draw:text-box>
            <text:p text:style-name="P6"><text:span text:style-name="T4">I</text:span><text:span text:style-name="T4">n</text:span><text:span text:style-name="T4">t</text:span><text:span text:style-name="T4">e</text:span><text:span text:style-name="T4">li</text:span><text:span text:style-name="T4">g</text:span><text:span text:style-name="T4">e</text:span><text:span text:style-name="T4">n</text:span><text:span text:style-name="T4">c</text:span><text:span text:style-name="T4">i</text:span><text:span text:style-name="T4">a </text:span><text:span text:style-name="T4">a</text:span><text:span text:style-name="T4">r</text:span><text:span text:style-name="T4">ti</text:span><text:span text:style-name="T4">fi</text:span><text:span text:style-name="T4">c</text:span><text:span text:style-name="T4">i</text:span><text:span text:style-name="T4">a</text:span><text:span text:style-name="T4">l</text:span></text:p>
          </draw:text-box>
        </draw:frame>
        <draw:frame draw:style-name="gr6" draw:text-style-name="P9" draw:layer="layout" svg:width="4.572cm" svg:height="1.843cm" svg:x="17.018cm" svg:y="3.048cm">
          <draw:text-box>
            <text:p text:style-name="P8"><text:span text:style-name="T5">i</text:span><text:span text:style-name="T5">f</text:span><text:span text:style-name="T5">-</text:span><text:span text:style-name="T5">e</text:span><text:span text:style-name="T5">l</text:span><text:span text:style-name="T5">s</text:span><text:span text:style-name="T5">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7" draw:text-style-name="P5" draw:layer="layout" svg:x1="1.384cm" svg:y1="6.858cm" svg:x2="20.536cm" svg:y2="6.858cm">
          <text:p/>
        </draw:line>
        <draw:line draw:style-name="gr8" draw:text-style-name="P5" draw:layer="layout" svg:x1="1.384cm" svg:y1="6.858cm" svg:x2="1.384cm" svg:y2="7.595cm">
          <text:p/>
        </draw:line>
        <draw:frame draw:style-name="gr9" draw:text-style-name="P10" draw:layer="layout" svg:width="4.914cm" svg:height="1.445cm" draw:transform="rotate (-0.734434549239214) translate (1.428cm 7.424cm)">
          <draw:text-box>
            <text:p>Universo 13.7ma</text:p>
          </draw:text-box>
        </draw:frame>
        <draw:line draw:style-name="gr8" draw:text-style-name="P5" draw:layer="layout" svg:x1="13.928cm" svg:y1="6.859cm" svg:x2="13.928cm" svg:y2="7.596cm">
          <text:p/>
        </draw:line>
        <draw:frame draw:style-name="gr9" draw:text-style-name="P10" draw:layer="layout" svg:width="4.914cm" svg:height="0.848cm" draw:transform="rotate (-0.734260016314014) translate (13.971cm 7.425cm)">
          <draw:text-box>
            <text:p>Tierra 4.5ma</text:p>
          </draw:text-box>
        </draw:frame>
        <draw:line draw:style-name="gr8" draw:text-style-name="P5" draw:layer="layout" svg:x1="19.423cm" svg:y1="6.858cm" svg:x2="19.423cm" svg:y2="7.595cm">
          <text:p/>
        </draw:line>
        <draw:frame draw:style-name="gr10" draw:text-style-name="P10" draw:layer="layout" svg:width="9.016cm" svg:height="1.445cm" draw:transform="rotate (-0.734434549239214) translate (19.467cm 7.424cm)">
          <draw:text-box>
            <text:p>Primera neurona 600ka</text:p>
          </draw:text-box>
        </draw:frame>
        <draw:line draw:style-name="gr8" draw:text-style-name="P5" draw:layer="layout" svg:x1="20.524cm" svg:y1="6.858cm" svg:x2="20.524cm" svg:y2="7.595cm">
          <text:p/>
        </draw:line>
        <draw:frame draw:style-name="gr10" draw:text-style-name="P10" draw:layer="layout" svg:width="9.016cm" svg:height="1.445cm" draw:transform="rotate (-0.734434549239214) translate (20.767cm 7.425cm)">
          <draw:text-box>
            <text:p>Primera IA 70 años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1" draw:text-style-name="P5" draw:layer="layout" svg:x1="1.384cm" svg:y1="2.458cm" svg:x2="24.384cm" svg:y2="2.458cm">
          <text:p/>
        </draw:line>
        <draw:line draw:style-name="gr12" draw:text-style-name="P5" draw:layer="layout" svg:x1="1.447cm" svg:y1="2.458cm" svg:x2="1.447cm" svg:y2="3.195cm">
          <text:p/>
        </draw:line>
        <draw:frame draw:style-name="gr13" draw:text-style-name="P10" draw:layer="layout" svg:width="11.299cm" svg:height="1.445cm" draw:transform="rotate (-0.734434549239214) translate (1.69cm 3.025cm)">
          <draw:text-box>
            <text:p>1946 – Primer ordenador electrónico</text:p>
          </draw:text-box>
        </draw:frame>
        <draw:line draw:style-name="gr12" draw:text-style-name="P5" draw:layer="layout" svg:x1="3.347cm" svg:y1="2.458cm" svg:x2="3.347cm" svg:y2="3.195cm">
          <text:p/>
        </draw:line>
        <draw:frame draw:style-name="gr13" draw:text-style-name="P10" draw:layer="layout" svg:width="10.399cm" svg:height="1.445cm" draw:transform="rotate (-0.734434549239214) translate (3.59cm 3.025cm)">
          <draw:text-box>
            <text:p>1952 – Primer programa damas</text:p>
          </draw:text-box>
        </draw:frame>
        <draw:line draw:style-name="gr12" draw:text-style-name="P5" draw:layer="layout" svg:x1="5.147cm" svg:y1="2.458cm" svg:x2="5.147cm" svg:y2="3.195cm">
          <text:p/>
        </draw:line>
        <draw:frame draw:style-name="gr13" draw:text-style-name="P10" draw:layer="layout" svg:width="12.305cm" svg:height="1.445cm" draw:transform="skewX (1.04675470591601E-016) rotate (-0.734434549239214) translate (5.39cm 3.025cm)">
          <draw:text-box>
            <text:p>1943 – Primer programa que aprende</text:p>
          </draw:text-box>
        </draw:frame>
        <draw:line draw:style-name="gr12" draw:text-style-name="P5" draw:layer="layout" svg:x1="6.447cm" svg:y1="2.458cm" svg:x2="6.447cm" svg:y2="3.195cm">
          <text:p/>
        </draw:line>
        <draw:frame draw:style-name="gr13" draw:text-style-name="P10" draw:layer="layout" svg:width="9.016cm" svg:height="1.445cm" draw:transform="rotate (-0.734434549239214) translate (6.69cm 3.025cm)">
          <draw:text-box>
            <text:p>1970 – Sistemas expertos</text:p>
          </draw:text-box>
        </draw:frame>
        <draw:line draw:style-name="gr12" draw:text-style-name="P5" draw:layer="layout" svg:x1="8.947cm" svg:y1="2.458cm" svg:x2="8.947cm" svg:y2="3.195cm">
          <text:p/>
        </draw:line>
        <draw:frame draw:style-name="gr13" draw:text-style-name="P10" draw:layer="layout" svg:width="9.016cm" svg:height="1.445cm" draw:transform="rotate (-0.734434549239214) translate (9.19cm 3.025cm)">
          <draw:text-box>
            <text:p>1943 - Primera IA</text:p>
          </draw:text-box>
        </draw:frame>
        <draw:line draw:style-name="gr12" draw:text-style-name="P5" draw:layer="layout" svg:x1="10.447cm" svg:y1="2.458cm" svg:x2="10.447cm" svg:y2="3.195cm">
          <text:p/>
        </draw:line>
        <draw:frame draw:style-name="gr13" draw:text-style-name="P10" draw:layer="layout" svg:width="9.016cm" svg:height="1.445cm" draw:transform="rotate (-0.734434549239214) translate (10.69cm 3.025cm)">
          <draw:text-box>
            <text:p>1943 - Primera IA</text:p>
          </draw:text-box>
        </draw:frame>
        <draw:line draw:style-name="gr12" draw:text-style-name="P5" draw:layer="layout" svg:x1="12.247cm" svg:y1="2.458cm" svg:x2="12.247cm" svg:y2="3.195cm">
          <text:p/>
        </draw:line>
        <draw:frame draw:style-name="gr13" draw:text-style-name="P10" draw:layer="layout" svg:width="9.016cm" svg:height="1.445cm" draw:transform="rotate (-0.734434549239214) translate (12.49cm 3.025cm)">
          <draw:text-box>
            <text:p>1943 - Primera IA</text:p>
          </draw:text-box>
        </draw:frame>
        <draw:line draw:style-name="gr12" draw:text-style-name="P5" draw:layer="layout" svg:x1="13.847cm" svg:y1="2.458cm" svg:x2="13.847cm" svg:y2="3.195cm">
          <text:p/>
        </draw:line>
        <draw:frame draw:style-name="gr13" draw:text-style-name="P10" draw:layer="layout" svg:width="9.016cm" svg:height="1.445cm" draw:transform="rotate (-0.734434549239214) translate (14.09cm 3.025cm)">
          <draw:text-box>
            <text:p>1943 - Primera IA</text:p>
          </draw:text-box>
        </draw:frame>
        <draw:line draw:style-name="gr12" draw:text-style-name="P5" draw:layer="layout" svg:x1="15.547cm" svg:y1="2.458cm" svg:x2="15.547cm" svg:y2="3.195cm">
          <text:p/>
        </draw:line>
        <draw:frame draw:style-name="gr13" draw:text-style-name="P10" draw:layer="layout" svg:width="9.016cm" svg:height="1.445cm" draw:transform="rotate (-0.734434549239214) translate (15.79cm 3.025cm)">
          <draw:text-box>
            <text:p>1943 - Primera IA</text:p>
          </draw:text-box>
        </draw:frame>
        <draw:line draw:style-name="gr12" draw:text-style-name="P5" draw:layer="layout" svg:x1="17.347cm" svg:y1="2.458cm" svg:x2="17.347cm" svg:y2="3.195cm">
          <text:p/>
        </draw:line>
        <draw:frame draw:style-name="gr13" draw:text-style-name="P10" draw:layer="layout" svg:width="9.016cm" svg:height="1.445cm" draw:transform="rotate (-0.734434549239214) translate (17.59cm 3.025cm)">
          <draw:text-box>
            <text:p>1943 - Primera IA</text:p>
          </draw:text-box>
        </draw:frame>
        <draw:line draw:style-name="gr12" draw:text-style-name="P5" draw:layer="layout" svg:x1="18.847cm" svg:y1="2.458cm" svg:x2="18.847cm" svg:y2="3.195cm">
          <text:p/>
        </draw:line>
        <draw:frame draw:style-name="gr13" draw:text-style-name="P10" draw:layer="layout" svg:width="9.016cm" svg:height="1.445cm" draw:transform="rotate (-0.734434549239214) translate (19.09cm 3.025cm)">
          <draw:text-box>
            <text:p>1943 - Primera IA</text:p>
          </draw:text-box>
        </draw:frame>
        <draw:line draw:style-name="gr12" draw:text-style-name="P5" draw:layer="layout" svg:x1="20.247cm" svg:y1="2.458cm" svg:x2="20.247cm" svg:y2="3.195cm">
          <text:p/>
        </draw:line>
        <draw:frame draw:style-name="gr13" draw:text-style-name="P10" draw:layer="layout" svg:width="9.016cm" svg:height="1.445cm" draw:transform="rotate (-0.734434549239214) translate (20.49cm 3.025cm)">
          <draw:text-box>
            <text:p>1943 - Primera IA</text:p>
          </draw:text-box>
        </draw:frame>
        <draw:custom-shape draw:style-name="gr14" draw:text-style-name="P4" draw:layer="layout" svg:width="8.382cm" svg:height="1.002cm" svg:x="1.27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5" draw:text-style-name="P5" draw:layer="layout" svg:x1="1.384cm" svg:y1="2.458cm" svg:x2="24.384cm" svg:y2="2.458cm">
          <text:p/>
        </draw:line>
        <draw:line draw:style-name="gr16" draw:text-style-name="P5" draw:layer="layout" svg:x1="1.447cm" svg:y1="2.458cm" svg:x2="1.447cm" svg:y2="3.195cm">
          <text:p/>
        </draw:line>
        <draw:frame draw:style-name="gr17" draw:text-style-name="P10" draw:layer="layout" svg:width="11.299cm" svg:height="1.445cm" draw:transform="rotate (-0.734434549239214) translate (1.69cm 3.025cm)">
          <draw:text-box>
            <text:p>1946 – Primer ordenador electrónico</text:p>
          </draw:text-box>
        </draw:frame>
        <draw:line draw:style-name="gr16" draw:text-style-name="P5" draw:layer="layout" svg:x1="3.347cm" svg:y1="2.458cm" svg:x2="3.347cm" svg:y2="3.195cm">
          <text:p/>
        </draw:line>
        <draw:frame draw:style-name="gr17" draw:text-style-name="P10" draw:layer="layout" svg:width="14.188cm" svg:height="1.445cm" draw:transform="skewX (9.07841525900519E-017) rotate (-0.734434549239214) translate (3.59cm 3.025cm)">
          <draw:text-box>
            <text:p>1952 – Primer programa que juega damas</text:p>
          </draw:text-box>
        </draw:frame>
        <draw:line draw:style-name="gr16" draw:text-style-name="P5" draw:layer="layout" svg:x1="6.447cm" svg:y1="2.458cm" svg:x2="6.447cm" svg:y2="3.195cm">
          <text:p/>
        </draw:line>
        <draw:frame draw:style-name="gr17" draw:text-style-name="P10" draw:layer="layout" svg:width="9.016cm" svg:height="1.445cm" draw:transform="rotate (-0.734434549239214) translate (6.69cm 3.025cm)">
          <draw:text-box>
            <text:p>1970 – Sistemas expertos</text:p>
          </draw:text-box>
        </draw:frame>
        <draw:line draw:style-name="gr16" draw:text-style-name="P5" draw:layer="layout" svg:x1="15.547cm" svg:y1="2.458cm" svg:x2="15.547cm" svg:y2="3.195cm">
          <text:p/>
        </draw:line>
        <draw:frame draw:style-name="gr17" draw:text-style-name="P10" draw:layer="layout" svg:width="9.016cm" svg:height="1.445cm" draw:transform="rotate (-0.734434549239214) translate (15.79cm 3.025cm)">
          <draw:text-box>
            <text:p>1990 - Internet</text:p>
          </draw:text-box>
        </draw:frame>
        <draw:line draw:style-name="gr16" draw:text-style-name="P5" draw:layer="layout" svg:x1="17.347cm" svg:y1="2.458cm" svg:x2="17.347cm" svg:y2="3.195cm">
          <text:p/>
        </draw:line>
        <draw:frame draw:style-name="gr17" draw:text-style-name="P10" draw:layer="layout" svg:width="11.107cm" svg:height="1.445cm" draw:transform="rotate (-0.734434549239214) translate (17.59cm 3.025cm)">
          <draw:text-box>
            <text:p>1995 – Gary Kasparov perdió vs IA</text:p>
          </draw:text-box>
        </draw:frame>
        <draw:line draw:style-name="gr16" draw:text-style-name="P5" draw:layer="layout" svg:x1="18.847cm" svg:y1="2.458cm" svg:x2="18.847cm" svg:y2="3.195cm">
          <text:p/>
        </draw:line>
        <draw:frame draw:style-name="gr17" draw:text-style-name="P10" draw:layer="layout" svg:width="9.016cm" svg:height="1.445cm" draw:transform="rotate (-0.734434549239214) translate (19.09cm 3.025cm)">
          <draw:text-box>
            <text:p>2011 – GPUs</text:p>
          </draw:text-box>
        </draw:frame>
        <draw:line draw:style-name="gr16" draw:text-style-name="P5" draw:layer="layout" svg:x1="20.247cm" svg:y1="2.458cm" svg:x2="20.247cm" svg:y2="3.195cm">
          <text:p/>
        </draw:line>
        <draw:frame draw:style-name="gr17" draw:text-style-name="P10" draw:layer="layout" svg:width="9.016cm" svg:height="1.445cm" draw:transform="rotate (-0.734434549239214) translate (20.49cm 3.025cm)">
          <draw:text-box>
            <text:p>2009 – Coche autónomo Google</text:p>
          </draw:text-box>
        </draw:frame>
        <draw:custom-shape draw:style-name="gr18" draw:text-style-name="P4" draw:layer="layout" svg:width="8.128cm" svg:height="1.002cm" svg:x="0.762cm" svg:y="11.9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6" draw:text-style-name="P5" draw:layer="layout" svg:x1="21.547cm" svg:y1="2.458cm" svg:x2="21.547cm" svg:y2="3.195cm">
          <text:p/>
        </draw:line>
        <draw:frame draw:style-name="gr17" draw:text-style-name="P10" draw:layer="layout" svg:width="9.016cm" svg:height="1.445cm" draw:transform="rotate (-0.734434549239214) translate (21.79cm 3.025cm)">
          <draw:text-box>
            <text:p>2007 – LSTM </text:p>
          </draw:text-box>
        </draw:frame>
        <draw:line draw:style-name="gr16" draw:text-style-name="P5" draw:layer="layout" svg:x1="22.847cm" svg:y1="2.458cm" svg:x2="22.847cm" svg:y2="3.195cm">
          <text:p/>
        </draw:line>
        <draw:frame draw:style-name="gr17" draw:text-style-name="P10" draw:layer="layout" svg:width="9.016cm" svg:height="1.445cm" draw:transform="rotate (-0.734434549239214) translate (23.09cm 3.025cm)">
          <draw:text-box>
            <text:p>2015 - LSTM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9" draw:text-style-name="P5" draw:layer="layout" svg:x1="1.384cm" svg:y1="2.458cm" svg:x2="24.384cm" svg:y2="2.458cm">
          <text:p/>
        </draw:line>
        <draw:line draw:style-name="gr20" draw:text-style-name="P5" draw:layer="layout" svg:x1="1.447cm" svg:y1="2.458cm" svg:x2="1.447cm" svg:y2="3.195cm">
          <text:p/>
        </draw:line>
        <draw:frame draw:style-name="gr21" draw:text-style-name="P10" draw:layer="layout" svg:width="11.299cm" svg:height="1.445cm" draw:transform="rotate (-0.734434549239214) translate (1.69cm 3.025cm)">
          <draw:text-box>
            <text:p>1946 – Primer ordenador electrónico</text:p>
          </draw:text-box>
        </draw:frame>
        <draw:line draw:style-name="gr20" draw:text-style-name="P5" draw:layer="layout" svg:x1="3.347cm" svg:y1="2.458cm" svg:x2="3.347cm" svg:y2="3.195cm">
          <text:p/>
        </draw:line>
        <draw:frame draw:style-name="gr21" draw:text-style-name="P10" draw:layer="layout" svg:width="10.399cm" svg:height="1.445cm" draw:transform="rotate (-0.734434549239214) translate (3.59cm 3.025cm)">
          <draw:text-box>
            <text:p>1952 – Primer programa damas</text:p>
          </draw:text-box>
        </draw:frame>
        <draw:line draw:style-name="gr20" draw:text-style-name="P5" draw:layer="layout" svg:x1="5.147cm" svg:y1="2.458cm" svg:x2="5.147cm" svg:y2="3.195cm">
          <text:p/>
        </draw:line>
        <draw:frame draw:style-name="gr21" draw:text-style-name="P10" draw:layer="layout" svg:width="12.305cm" svg:height="1.445cm" draw:transform="skewX (1.04675470591601E-016) rotate (-0.734434549239214) translate (5.39cm 3.025cm)">
          <draw:text-box>
            <text:p>1943 – Primer programa que aprende</text:p>
          </draw:text-box>
        </draw:frame>
        <draw:line draw:style-name="gr20" draw:text-style-name="P5" draw:layer="layout" svg:x1="6.447cm" svg:y1="2.458cm" svg:x2="6.447cm" svg:y2="3.195cm">
          <text:p/>
        </draw:line>
        <draw:frame draw:style-name="gr21" draw:text-style-name="P10" draw:layer="layout" svg:width="9.016cm" svg:height="1.445cm" draw:transform="rotate (-0.734434549239214) translate (6.69cm 3.025cm)">
          <draw:text-box>
            <text:p>1970 – Sistemas expertos</text:p>
          </draw:text-box>
        </draw:frame>
        <draw:line draw:style-name="gr20" draw:text-style-name="P5" draw:layer="layout" svg:x1="8.947cm" svg:y1="2.458cm" svg:x2="8.947cm" svg:y2="3.195cm">
          <text:p/>
        </draw:line>
        <draw:frame draw:style-name="gr21" draw:text-style-name="P10" draw:layer="layout" svg:width="9.016cm" svg:height="1.445cm" draw:transform="rotate (-0.734434549239214) translate (9.19cm 3.025cm)">
          <draw:text-box>
            <text:p>1943 - Primera IA</text:p>
          </draw:text-box>
        </draw:frame>
        <draw:line draw:style-name="gr20" draw:text-style-name="P5" draw:layer="layout" svg:x1="10.447cm" svg:y1="2.458cm" svg:x2="10.447cm" svg:y2="3.195cm">
          <text:p/>
        </draw:line>
        <draw:frame draw:style-name="gr21" draw:text-style-name="P10" draw:layer="layout" svg:width="9.016cm" svg:height="1.445cm" draw:transform="rotate (-0.734434549239214) translate (10.69cm 3.025cm)">
          <draw:text-box>
            <text:p>1943 - Primera IA</text:p>
          </draw:text-box>
        </draw:frame>
        <draw:line draw:style-name="gr20" draw:text-style-name="P5" draw:layer="layout" svg:x1="12.247cm" svg:y1="2.458cm" svg:x2="12.247cm" svg:y2="3.195cm">
          <text:p/>
        </draw:line>
        <draw:frame draw:style-name="gr21" draw:text-style-name="P10" draw:layer="layout" svg:width="9.016cm" svg:height="1.445cm" draw:transform="rotate (-0.734434549239214) translate (12.49cm 3.025cm)">
          <draw:text-box>
            <text:p>1943 - Primera IA</text:p>
          </draw:text-box>
        </draw:frame>
        <draw:line draw:style-name="gr20" draw:text-style-name="P5" draw:layer="layout" svg:x1="13.847cm" svg:y1="2.458cm" svg:x2="13.847cm" svg:y2="3.195cm">
          <text:p/>
        </draw:line>
        <draw:frame draw:style-name="gr21" draw:text-style-name="P10" draw:layer="layout" svg:width="9.016cm" svg:height="1.445cm" draw:transform="rotate (-0.734434549239214) translate (14.09cm 3.025cm)">
          <draw:text-box>
            <text:p>1943 - Primera IA</text:p>
          </draw:text-box>
        </draw:frame>
        <draw:line draw:style-name="gr20" draw:text-style-name="P5" draw:layer="layout" svg:x1="15.547cm" svg:y1="2.458cm" svg:x2="15.547cm" svg:y2="3.195cm">
          <text:p/>
        </draw:line>
        <draw:frame draw:style-name="gr21" draw:text-style-name="P10" draw:layer="layout" svg:width="9.016cm" svg:height="1.445cm" draw:transform="rotate (-0.734434549239214) translate (15.79cm 3.025cm)">
          <draw:text-box>
            <text:p>1943 - Primera IA</text:p>
          </draw:text-box>
        </draw:frame>
        <draw:line draw:style-name="gr20" draw:text-style-name="P5" draw:layer="layout" svg:x1="17.347cm" svg:y1="2.458cm" svg:x2="17.347cm" svg:y2="3.195cm">
          <text:p/>
        </draw:line>
        <draw:frame draw:style-name="gr21" draw:text-style-name="P10" draw:layer="layout" svg:width="9.016cm" svg:height="1.445cm" draw:transform="rotate (-0.734434549239214) translate (17.59cm 3.025cm)">
          <draw:text-box>
            <text:p>1943 - Primera IA</text:p>
          </draw:text-box>
        </draw:frame>
        <draw:line draw:style-name="gr20" draw:text-style-name="P5" draw:layer="layout" svg:x1="18.847cm" svg:y1="2.458cm" svg:x2="18.847cm" svg:y2="3.195cm">
          <text:p/>
        </draw:line>
        <draw:frame draw:style-name="gr21" draw:text-style-name="P10" draw:layer="layout" svg:width="9.016cm" svg:height="1.445cm" draw:transform="rotate (-0.734434549239214) translate (19.09cm 3.025cm)">
          <draw:text-box>
            <text:p>1943 - Primera IA</text:p>
          </draw:text-box>
        </draw:frame>
        <draw:line draw:style-name="gr20" draw:text-style-name="P5" draw:layer="layout" svg:x1="20.247cm" svg:y1="2.458cm" svg:x2="20.247cm" svg:y2="3.195cm">
          <text:p/>
        </draw:line>
        <draw:frame draw:style-name="gr21" draw:text-style-name="P10" draw:layer="layout" svg:width="9.016cm" svg:height="1.445cm" draw:transform="rotate (-0.734434549239214) translate (20.49cm 3.025cm)">
          <draw:text-box>
            <text:p>1943 - Primera IA</text:p>
          </draw:text-box>
        </draw:frame>
        <draw:custom-shape draw:style-name="gr22" draw:text-style-name="P4" draw:layer="layout" svg:width="8.382cm" svg:height="1.002cm" svg:x="1.27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23" draw:text-style-name="P5" draw:layer="layout" svg:x1="1.384cm" svg:y1="2.458cm" svg:x2="24.384cm" svg:y2="2.458cm">
          <text:p/>
        </draw:line>
        <draw:line draw:style-name="gr24" draw:text-style-name="P5" draw:layer="layout" svg:x1="1.447cm" svg:y1="2.458cm" svg:x2="1.447cm" svg:y2="3.195cm">
          <text:p/>
        </draw:line>
        <draw:frame draw:style-name="gr25" draw:text-style-name="P10" draw:layer="layout" svg:width="11.299cm" svg:height="1.445cm" draw:transform="rotate (-0.734434549239214) translate (1.69cm 3.025cm)">
          <draw:text-box>
            <text:p>1946 – Primer ordenador electrónico</text:p>
          </draw:text-box>
        </draw:frame>
        <draw:line draw:style-name="gr24" draw:text-style-name="P5" draw:layer="layout" svg:x1="3.347cm" svg:y1="2.458cm" svg:x2="3.347cm" svg:y2="3.195cm">
          <text:p/>
        </draw:line>
        <draw:frame draw:style-name="gr25" draw:text-style-name="P10" draw:layer="layout" svg:width="10.399cm" svg:height="1.445cm" draw:transform="rotate (-0.734434549239214) translate (3.59cm 3.025cm)">
          <draw:text-box>
            <text:p>1952 – Primer programa damas</text:p>
          </draw:text-box>
        </draw:frame>
        <draw:line draw:style-name="gr24" draw:text-style-name="P5" draw:layer="layout" svg:x1="5.147cm" svg:y1="2.458cm" svg:x2="5.147cm" svg:y2="3.195cm">
          <text:p/>
        </draw:line>
        <draw:frame draw:style-name="gr25" draw:text-style-name="P10" draw:layer="layout" svg:width="12.305cm" svg:height="1.445cm" draw:transform="skewX (1.04675470591601E-016) rotate (-0.734434549239214) translate (5.39cm 3.025cm)">
          <draw:text-box>
            <text:p>1943 – Primer programa que aprende</text:p>
          </draw:text-box>
        </draw:frame>
        <draw:line draw:style-name="gr24" draw:text-style-name="P5" draw:layer="layout" svg:x1="6.447cm" svg:y1="2.458cm" svg:x2="6.447cm" svg:y2="3.195cm">
          <text:p/>
        </draw:line>
        <draw:frame draw:style-name="gr25" draw:text-style-name="P10" draw:layer="layout" svg:width="9.016cm" svg:height="1.445cm" draw:transform="rotate (-0.734434549239214) translate (6.69cm 3.025cm)">
          <draw:text-box>
            <text:p>1970 – Sistemas expertos</text:p>
          </draw:text-box>
        </draw:frame>
        <draw:line draw:style-name="gr24" draw:text-style-name="P5" draw:layer="layout" svg:x1="8.947cm" svg:y1="2.458cm" svg:x2="8.947cm" svg:y2="3.195cm">
          <text:p/>
        </draw:line>
        <draw:frame draw:style-name="gr25" draw:text-style-name="P10" draw:layer="layout" svg:width="9.016cm" svg:height="1.445cm" draw:transform="rotate (-0.734434549239214) translate (9.19cm 3.025cm)">
          <draw:text-box>
            <text:p>1943 - Primera IA</text:p>
          </draw:text-box>
        </draw:frame>
        <draw:line draw:style-name="gr24" draw:text-style-name="P5" draw:layer="layout" svg:x1="10.447cm" svg:y1="2.458cm" svg:x2="10.447cm" svg:y2="3.195cm">
          <text:p/>
        </draw:line>
        <draw:frame draw:style-name="gr25" draw:text-style-name="P10" draw:layer="layout" svg:width="9.016cm" svg:height="1.445cm" draw:transform="rotate (-0.734434549239214) translate (10.69cm 3.025cm)">
          <draw:text-box>
            <text:p>1943 - Primera IA</text:p>
          </draw:text-box>
        </draw:frame>
        <draw:line draw:style-name="gr24" draw:text-style-name="P5" draw:layer="layout" svg:x1="12.247cm" svg:y1="2.458cm" svg:x2="12.247cm" svg:y2="3.195cm">
          <text:p/>
        </draw:line>
        <draw:frame draw:style-name="gr25" draw:text-style-name="P10" draw:layer="layout" svg:width="9.016cm" svg:height="1.445cm" draw:transform="rotate (-0.734434549239214) translate (12.49cm 3.025cm)">
          <draw:text-box>
            <text:p>1943 - Primera IA</text:p>
          </draw:text-box>
        </draw:frame>
        <draw:line draw:style-name="gr24" draw:text-style-name="P5" draw:layer="layout" svg:x1="13.847cm" svg:y1="2.458cm" svg:x2="13.847cm" svg:y2="3.195cm">
          <text:p/>
        </draw:line>
        <draw:frame draw:style-name="gr25" draw:text-style-name="P10" draw:layer="layout" svg:width="9.016cm" svg:height="1.445cm" draw:transform="rotate (-0.734434549239214) translate (14.09cm 3.025cm)">
          <draw:text-box>
            <text:p>1943 - Primera IA</text:p>
          </draw:text-box>
        </draw:frame>
        <draw:line draw:style-name="gr24" draw:text-style-name="P5" draw:layer="layout" svg:x1="15.547cm" svg:y1="2.458cm" svg:x2="15.547cm" svg:y2="3.195cm">
          <text:p/>
        </draw:line>
        <draw:frame draw:style-name="gr25" draw:text-style-name="P10" draw:layer="layout" svg:width="9.016cm" svg:height="1.445cm" draw:transform="rotate (-0.734434549239214) translate (15.79cm 3.025cm)">
          <draw:text-box>
            <text:p>1943 - Primera IA</text:p>
          </draw:text-box>
        </draw:frame>
        <draw:line draw:style-name="gr24" draw:text-style-name="P5" draw:layer="layout" svg:x1="17.347cm" svg:y1="2.458cm" svg:x2="17.347cm" svg:y2="3.195cm">
          <text:p/>
        </draw:line>
        <draw:frame draw:style-name="gr25" draw:text-style-name="P10" draw:layer="layout" svg:width="9.016cm" svg:height="1.445cm" draw:transform="rotate (-0.734434549239214) translate (17.59cm 3.025cm)">
          <draw:text-box>
            <text:p>1943 - Primera IA</text:p>
          </draw:text-box>
        </draw:frame>
        <draw:line draw:style-name="gr24" draw:text-style-name="P5" draw:layer="layout" svg:x1="18.847cm" svg:y1="2.458cm" svg:x2="18.847cm" svg:y2="3.195cm">
          <text:p/>
        </draw:line>
        <draw:frame draw:style-name="gr25" draw:text-style-name="P10" draw:layer="layout" svg:width="9.016cm" svg:height="1.445cm" draw:transform="rotate (-0.734434549239214) translate (19.09cm 3.025cm)">
          <draw:text-box>
            <text:p>1943 - Primera IA</text:p>
          </draw:text-box>
        </draw:frame>
        <draw:line draw:style-name="gr24" draw:text-style-name="P5" draw:layer="layout" svg:x1="20.247cm" svg:y1="2.458cm" svg:x2="20.247cm" svg:y2="3.195cm">
          <text:p/>
        </draw:line>
        <draw:frame draw:style-name="gr25" draw:text-style-name="P10" draw:layer="layout" svg:width="9.016cm" svg:height="1.445cm" draw:transform="rotate (-0.734434549239214) translate (20.49cm 3.025cm)">
          <draw:text-box>
            <text:p>1943 - Primera IA</text:p>
          </draw:text-box>
        </draw:frame>
        <draw:custom-shape draw:style-name="gr26" draw:text-style-name="P4" draw:layer="layout" svg:width="8.382cm" svg:height="1.002cm" svg:x="1.27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27" draw:text-style-name="P4" draw:layer="layout" svg:width="13.716cm" svg:height="12.954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5" draw:layer="layout" svg:x1="9.198cm" svg:y1="3.556cm" svg:x2="13.77cm" svg:y2="3.556cm">
          <text:p/>
        </draw:line>
        <draw:frame draw:style-name="gr29" draw:text-style-name="P7" draw:layer="layout" svg:width="8.89cm" svg:height="1.047cm" svg:x="1.07cm" svg:y="3.048cm">
          <draw:text-box>
            <text:p text:style-name="P6"><text:span text:style-name="T4">I</text:span><text:span text:style-name="T4">n</text:span><text:span text:style-name="T4">t</text:span><text:span text:style-name="T4">e</text:span><text:span text:style-name="T4">li</text:span><text:span text:style-name="T4">g</text:span><text:span text:style-name="T4">e</text:span><text:span text:style-name="T4">n</text:span><text:span text:style-name="T4">c</text:span><text:span text:style-name="T4">i</text:span><text:span text:style-name="T4">a </text:span><text:span text:style-name="T4">a</text:span><text:span text:style-name="T4">r</text:span><text:span text:style-name="T4">ti</text:span><text:span text:style-name="T4">fi</text:span><text:span text:style-name="T4">c</text:span><text:span text:style-name="T4">i</text:span><text:span text:style-name="T4">a</text:span><text:span text:style-name="T4">l</text:span></text:p>
          </draw:text-box>
        </draw:frame>
        <draw:custom-shape draw:style-name="gr30" draw:text-style-name="P11" draw:layer="layout" svg:width="9.145cm" svg:height="8.637cm" svg:x="14.223cm" svg:y="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5" draw:layer="layout" svg:x1="10.822cm" svg:y1="7.157cm" svg:x2="14.97cm" svg:y2="7.157cm">
          <text:p/>
        </draw:line>
        <draw:frame draw:style-name="gr31" draw:text-style-name="P7" draw:layer="layout" svg:width="9.736cm" svg:height="1.843cm" svg:x="1.624cm" svg:y="6.649cm">
          <draw:text-box>
            <text:p text:style-name="P6"><text:span text:style-name="T4">A</text:span><text:span text:style-name="T4">p</text:span><text:span text:style-name="T4">r</text:span><text:span text:style-name="T4">e</text:span><text:span text:style-name="T4">n</text:span><text:span text:style-name="T4">d</text:span><text:span text:style-name="T4">i</text:span><text:span text:style-name="T4">z</text:span><text:span text:style-name="T4">a</text:span><text:span text:style-name="T4">j</text:span><text:span text:style-name="T4">e </text:span><text:span text:style-name="T4">a</text:span><text:span text:style-name="T4">u</text:span><text:span text:style-name="T4">t</text:span><text:span text:style-name="T4">o</text:span><text:span text:style-name="T4">m</text:span><text:span text:style-name="T4">á</text:span><text:span text:style-name="T4">ti</text:span><text:span text:style-name="T4">c</text:span><text:span text:style-name="T4">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32" draw:text-style-name="P4" draw:layer="layout" svg:width="13.716cm" svg:height="12.954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5" draw:layer="layout" svg:x1="9.198cm" svg:y1="3.556cm" svg:x2="13.77cm" svg:y2="3.556cm">
          <text:p/>
        </draw:line>
        <draw:frame draw:style-name="gr34" draw:text-style-name="P7" draw:layer="layout" svg:width="8.89cm" svg:height="1.047cm" svg:x="1.07cm" svg:y="3.048cm">
          <draw:text-box>
            <text:p text:style-name="P6"><text:span text:style-name="T4">I</text:span><text:span text:style-name="T4">n</text:span><text:span text:style-name="T4">t</text:span><text:span text:style-name="T4">e</text:span><text:span text:style-name="T4">li</text:span><text:span text:style-name="T4">g</text:span><text:span text:style-name="T4">e</text:span><text:span text:style-name="T4">n</text:span><text:span text:style-name="T4">c</text:span><text:span text:style-name="T4">i</text:span><text:span text:style-name="T4">a </text:span><text:span text:style-name="T4">a</text:span><text:span text:style-name="T4">r</text:span><text:span text:style-name="T4">ti</text:span><text:span text:style-name="T4">fi</text:span><text:span text:style-name="T4">c</text:span><text:span text:style-name="T4">i</text:span><text:span text:style-name="T4">a</text:span><text:span text:style-name="T4">l</text:span></text:p>
          </draw:text-box>
        </draw:frame>
        <draw:custom-shape draw:style-name="gr35" draw:text-style-name="P11" draw:layer="layout" svg:width="9.145cm" svg:height="8.637cm" svg:x="14.223cm" svg:y="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5" draw:layer="layout" svg:x1="10.822cm" svg:y1="7.157cm" svg:x2="14.97cm" svg:y2="7.157cm">
          <text:p/>
        </draw:line>
        <draw:frame draw:style-name="gr36" draw:text-style-name="P7" draw:layer="layout" svg:width="9.736cm" svg:height="1.843cm" svg:x="1.624cm" svg:y="6.649cm">
          <draw:text-box>
            <text:p text:style-name="P6"><text:span text:style-name="T4">A</text:span><text:span text:style-name="T4">p</text:span><text:span text:style-name="T4">r</text:span><text:span text:style-name="T4">e</text:span><text:span text:style-name="T4">n</text:span><text:span text:style-name="T4">d</text:span><text:span text:style-name="T4">i</text:span><text:span text:style-name="T4">z</text:span><text:span text:style-name="T4">a</text:span><text:span text:style-name="T4">j</text:span><text:span text:style-name="T4">e </text:span><text:span text:style-name="T4">a</text:span><text:span text:style-name="T4">u</text:span><text:span text:style-name="T4">t</text:span><text:span text:style-name="T4">o</text:span><text:span text:style-name="T4">m</text:span><text:span text:style-name="T4">á</text:span><text:span text:style-name="T4">ti</text:span><text:span text:style-name="T4">c</text:span><text:span text:style-name="T4">o</text:span></text:p>
          </draw:text-box>
        </draw:frame>
        <draw:line draw:style-name="gr37" draw:text-style-name="P5" draw:layer="layout" svg:x1="14.478cm" svg:y1="8.382cm" svg:x2="23.114cm" svg:y2="8.382cm">
          <text:p/>
        </draw:line>
        <draw:line draw:style-name="gr37" draw:text-style-name="P5" draw:layer="layout" svg:x1="14.478cm" svg:y1="8.382cm" svg:x2="23.114cm" svg:y2="8.382cm">
          <text:p/>
        </draw:line>
        <draw:line draw:style-name="gr37" draw:text-style-name="P5" draw:layer="layout" svg:x1="14.478cm" svg:y1="10.922cm" svg:x2="23.114cm" svg:y2="10.922cm">
          <text:p/>
        </draw:line>
        <draw:frame draw:style-name="gr38" draw:text-style-name="P14" draw:layer="layout" svg:width="7.366cm" svg:height="1.047cm" svg:x="14.986cm" svg:y="11.43cm">
          <draw:text-box>
            <text:p text:style-name="P13"><text:span text:style-name="T5">p</text:span><text:span text:style-name="T5">o</text:span><text:span text:style-name="T5">r </text:span><text:span text:style-name="T5">r</text:span><text:span text:style-name="T5">e</text:span><text:span text:style-name="T5">f</text:span><text:span text:style-name="T5">u</text:span><text:span text:style-name="T5">e</text:span><text:span text:style-name="T5">r</text:span><text:span text:style-name="T5">z</text:span><text:span text:style-name="T5">o</text:span></text:p>
          </draw:text-box>
        </draw:frame>
        <draw:frame draw:style-name="gr38" draw:text-style-name="P14" draw:layer="layout" svg:width="7.366cm" svg:height="1.047cm" svg:x="14.986cm" svg:y="6.858cm">
          <draw:text-box>
            <text:p text:style-name="P13"><text:span text:style-name="T5">s</text:span><text:span text:style-name="T5">u</text:span><text:span text:style-name="T5">p</text:span><text:span text:style-name="T5">e</text:span><text:span text:style-name="T5">r</text:span><text:span text:style-name="T5">v</text:span><text:span text:style-name="T5">i</text:span><text:span text:style-name="T5">s</text:span><text:span text:style-name="T5">a</text:span><text:span text:style-name="T5">d</text:span><text:span text:style-name="T5">o</text:span></text:p>
          </draw:text-box>
        </draw:frame>
        <draw:frame draw:style-name="gr38" draw:text-style-name="P14" draw:layer="layout" svg:width="7.366cm" svg:height="1.047cm" svg:x="14.986cm" svg:y="9.113cm">
          <draw:text-box>
            <text:p text:style-name="P13"><text:span text:style-name="T5">n</text:span><text:span text:style-name="T5">o</text:span><text:span text:style-name="T5"> </text:span><text:span text:style-name="T5">s</text:span><text:span text:style-name="T5">u</text:span><text:span text:style-name="T5">p</text:span><text:span text:style-name="T5">e</text:span><text:span text:style-name="T5">r</text:span><text:span text:style-name="T5">v</text:span><text:span text:style-name="T5">i</text:span><text:span text:style-name="T5">s</text:span><text:span text:style-name="T5">a</text:span><text:span text:style-name="T5">d</text:span><text:span text:style-name="T5">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39" draw:text-style-name="P4" draw:layer="layout" svg:width="13.716cm" svg:height="12.954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5" draw:layer="layout" svg:x1="9.198cm" svg:y1="3.556cm" svg:x2="13.77cm" svg:y2="3.556cm">
          <text:p/>
        </draw:line>
        <draw:frame draw:style-name="gr41" draw:text-style-name="P7" draw:layer="layout" svg:width="8.89cm" svg:height="1.047cm" svg:x="1.07cm" svg:y="3.048cm">
          <draw:text-box>
            <text:p text:style-name="P6"><text:span text:style-name="T4">I</text:span><text:span text:style-name="T4">n</text:span><text:span text:style-name="T4">t</text:span><text:span text:style-name="T4">e</text:span><text:span text:style-name="T4">li</text:span><text:span text:style-name="T4">g</text:span><text:span text:style-name="T4">e</text:span><text:span text:style-name="T4">n</text:span><text:span text:style-name="T4">c</text:span><text:span text:style-name="T4">i</text:span><text:span text:style-name="T4">a </text:span><text:span text:style-name="T4">a</text:span><text:span text:style-name="T4">r</text:span><text:span text:style-name="T4">ti</text:span><text:span text:style-name="T4">fi</text:span><text:span text:style-name="T4">c</text:span><text:span text:style-name="T4">i</text:span><text:span text:style-name="T4">a</text:span><text:span text:style-name="T4">l</text:span></text:p>
          </draw:text-box>
        </draw:frame>
        <draw:custom-shape draw:style-name="gr42" draw:text-style-name="P11" draw:layer="layout" svg:width="9.145cm" svg:height="8.637cm" svg:x="14.223cm" svg:y="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5" draw:layer="layout" svg:x1="10.822cm" svg:y1="7.157cm" svg:x2="14.97cm" svg:y2="7.157cm">
          <text:p/>
        </draw:line>
        <draw:frame draw:style-name="gr43" draw:text-style-name="P7" draw:layer="layout" svg:width="9.736cm" svg:height="1.843cm" svg:x="1.624cm" svg:y="6.649cm">
          <draw:text-box>
            <text:p text:style-name="P6"><text:span text:style-name="T4">A</text:span><text:span text:style-name="T4">p</text:span><text:span text:style-name="T4">r</text:span><text:span text:style-name="T4">e</text:span><text:span text:style-name="T4">n</text:span><text:span text:style-name="T4">d</text:span><text:span text:style-name="T4">i</text:span><text:span text:style-name="T4">z</text:span><text:span text:style-name="T4">a</text:span><text:span text:style-name="T4">j</text:span><text:span text:style-name="T4">e </text:span><text:span text:style-name="T4">a</text:span><text:span text:style-name="T4">u</text:span><text:span text:style-name="T4">t</text:span><text:span text:style-name="T4">o</text:span><text:span text:style-name="T4">m</text:span><text:span text:style-name="T4">á</text:span><text:span text:style-name="T4">ti</text:span><text:span text:style-name="T4">c</text:span><text:span text:style-name="T4">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44" draw:text-style-name="P4" draw:layer="layout" svg:width="13.716cm" svg:height="12.954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5" draw:layer="layout" svg:x1="9.198cm" svg:y1="3.556cm" svg:x2="13.77cm" svg:y2="3.556cm">
          <text:p/>
        </draw:line>
        <draw:frame draw:style-name="gr46" draw:text-style-name="P7" draw:layer="layout" svg:width="8.89cm" svg:height="1.047cm" svg:x="1.07cm" svg:y="3.048cm">
          <draw:text-box>
            <text:p text:style-name="P6"><text:span text:style-name="T4">I</text:span><text:span text:style-name="T4">n</text:span><text:span text:style-name="T4">t</text:span><text:span text:style-name="T4">e</text:span><text:span text:style-name="T4">li</text:span><text:span text:style-name="T4">g</text:span><text:span text:style-name="T4">e</text:span><text:span text:style-name="T4">n</text:span><text:span text:style-name="T4">c</text:span><text:span text:style-name="T4">i</text:span><text:span text:style-name="T4">a </text:span><text:span text:style-name="T4">a</text:span><text:span text:style-name="T4">r</text:span><text:span text:style-name="T4">ti</text:span><text:span text:style-name="T4">fi</text:span><text:span text:style-name="T4">c</text:span><text:span text:style-name="T4">i</text:span><text:span text:style-name="T4">a</text:span><text:span text:style-name="T4">l</text:span></text:p>
          </draw:text-box>
        </draw:frame>
        <draw:custom-shape draw:style-name="gr47" draw:text-style-name="P11" draw:layer="layout" svg:width="9.145cm" svg:height="8.637cm" svg:x="14.223cm" svg:y="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5" draw:layer="layout" svg:x1="10.822cm" svg:y1="7.157cm" svg:x2="14.97cm" svg:y2="7.157cm">
          <text:p/>
        </draw:line>
        <draw:frame draw:style-name="gr48" draw:text-style-name="P7" draw:layer="layout" svg:width="9.736cm" svg:height="1.843cm" svg:x="1.624cm" svg:y="6.649cm">
          <draw:text-box>
            <text:p text:style-name="P6"><text:span text:style-name="T4">A</text:span><text:span text:style-name="T4">p</text:span><text:span text:style-name="T4">r</text:span><text:span text:style-name="T4">e</text:span><text:span text:style-name="T4">n</text:span><text:span text:style-name="T4">d</text:span><text:span text:style-name="T4">i</text:span><text:span text:style-name="T4">z</text:span><text:span text:style-name="T4">a</text:span><text:span text:style-name="T4">j</text:span><text:span text:style-name="T4">e </text:span><text:span text:style-name="T4">a</text:span><text:span text:style-name="T4">u</text:span><text:span text:style-name="T4">t</text:span><text:span text:style-name="T4">o</text:span><text:span text:style-name="T4">m</text:span><text:span text:style-name="T4">á</text:span><text:span text:style-name="T4">ti</text:span><text:span text:style-name="T4">c</text:span><text:span text:style-name="T4">o</text:span></text:p>
          </draw:text-box>
        </draw:frame>
        <draw:line draw:style-name="gr49" draw:text-style-name="P5" draw:layer="layout" svg:x1="14.478cm" svg:y1="8.382cm" svg:x2="23.114cm" svg:y2="8.382cm">
          <text:p/>
        </draw:line>
        <draw:line draw:style-name="gr49" draw:text-style-name="P5" draw:layer="layout" svg:x1="14.478cm" svg:y1="8.382cm" svg:x2="23.114cm" svg:y2="8.382cm">
          <text:p/>
        </draw:line>
        <draw:frame draw:style-name="gr50" draw:text-style-name="P14" draw:layer="layout" svg:width="7.366cm" svg:height="1.047cm" svg:x="14.986cm" svg:y="6.858cm">
          <draw:text-box>
            <text:p text:style-name="P13"><text:span text:style-name="T5">s</text:span><text:span text:style-name="T5">u</text:span><text:span text:style-name="T5">p</text:span><text:span text:style-name="T5">e</text:span><text:span text:style-name="T5">r</text:span><text:span text:style-name="T5">v</text:span><text:span text:style-name="T5">i</text:span><text:span text:style-name="T5">s</text:span><text:span text:style-name="T5">a</text:span><text:span text:style-name="T5">d</text:span><text:span text:style-name="T5">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51" draw:text-style-name="P4" draw:layer="layout" svg:width="13.716cm" svg:height="12.954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5" draw:layer="layout" svg:x1="9.198cm" svg:y1="3.556cm" svg:x2="13.77cm" svg:y2="3.556cm">
          <text:p/>
        </draw:line>
        <draw:frame draw:style-name="gr53" draw:text-style-name="P7" draw:layer="layout" svg:width="8.89cm" svg:height="1.047cm" svg:x="1.07cm" svg:y="3.048cm">
          <draw:text-box>
            <text:p text:style-name="P6"><text:span text:style-name="T4">I</text:span><text:span text:style-name="T4">n</text:span><text:span text:style-name="T4">t</text:span><text:span text:style-name="T4">e</text:span><text:span text:style-name="T4">li</text:span><text:span text:style-name="T4">g</text:span><text:span text:style-name="T4">e</text:span><text:span text:style-name="T4">n</text:span><text:span text:style-name="T4">c</text:span><text:span text:style-name="T4">i</text:span><text:span text:style-name="T4">a </text:span><text:span text:style-name="T4">a</text:span><text:span text:style-name="T4">r</text:span><text:span text:style-name="T4">ti</text:span><text:span text:style-name="T4">fi</text:span><text:span text:style-name="T4">c</text:span><text:span text:style-name="T4">i</text:span><text:span text:style-name="T4">a</text:span><text:span text:style-name="T4">l</text:span></text:p>
          </draw:text-box>
        </draw:frame>
        <draw:custom-shape draw:style-name="gr54" draw:text-style-name="P11" draw:layer="layout" svg:width="9.145cm" svg:height="8.637cm" svg:x="14.223cm" svg:y="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5" draw:layer="layout" svg:x1="10.822cm" svg:y1="7.157cm" svg:x2="14.97cm" svg:y2="7.157cm">
          <text:p/>
        </draw:line>
        <draw:frame draw:style-name="gr55" draw:text-style-name="P7" draw:layer="layout" svg:width="9.736cm" svg:height="1.843cm" svg:x="1.624cm" svg:y="6.649cm">
          <draw:text-box>
            <text:p text:style-name="P6"><text:span text:style-name="T4">A</text:span><text:span text:style-name="T4">p</text:span><text:span text:style-name="T4">r</text:span><text:span text:style-name="T4">e</text:span><text:span text:style-name="T4">n</text:span><text:span text:style-name="T4">d</text:span><text:span text:style-name="T4">i</text:span><text:span text:style-name="T4">z</text:span><text:span text:style-name="T4">a</text:span><text:span text:style-name="T4">j</text:span><text:span text:style-name="T4">e </text:span><text:span text:style-name="T4">a</text:span><text:span text:style-name="T4">u</text:span><text:span text:style-name="T4">t</text:span><text:span text:style-name="T4">o</text:span><text:span text:style-name="T4">m</text:span><text:span text:style-name="T4">á</text:span><text:span text:style-name="T4">ti</text:span><text:span text:style-name="T4">c</text:span><text:span text:style-name="T4">o</text:span></text:p>
          </draw:text-box>
        </draw:frame>
        <draw:line draw:style-name="gr56" draw:text-style-name="P5" draw:layer="layout" svg:x1="14.478cm" svg:y1="8.382cm" svg:x2="23.114cm" svg:y2="8.382cm">
          <text:p/>
        </draw:line>
        <draw:line draw:style-name="gr56" draw:text-style-name="P5" draw:layer="layout" svg:x1="14.478cm" svg:y1="8.382cm" svg:x2="23.114cm" svg:y2="8.382cm">
          <text:p/>
        </draw:line>
        <draw:line draw:style-name="gr56" draw:text-style-name="P5" draw:layer="layout" svg:x1="14.478cm" svg:y1="10.922cm" svg:x2="23.114cm" svg:y2="10.922cm">
          <text:p/>
        </draw:line>
        <draw:frame draw:style-name="gr57" draw:text-style-name="P14" draw:layer="layout" svg:width="7.366cm" svg:height="1.047cm" svg:x="14.986cm" svg:y="6.858cm">
          <draw:text-box>
            <text:p text:style-name="P13"><text:span text:style-name="T5">s</text:span><text:span text:style-name="T5">u</text:span><text:span text:style-name="T5">p</text:span><text:span text:style-name="T5">e</text:span><text:span text:style-name="T5">r</text:span><text:span text:style-name="T5">v</text:span><text:span text:style-name="T5">i</text:span><text:span text:style-name="T5">s</text:span><text:span text:style-name="T5">a</text:span><text:span text:style-name="T5">d</text:span><text:span text:style-name="T5">o</text:span></text:p>
          </draw:text-box>
        </draw:frame>
        <draw:frame draw:style-name="gr57" draw:text-style-name="P14" draw:layer="layout" svg:width="7.366cm" svg:height="1.047cm" svg:x="14.986cm" svg:y="9.113cm">
          <draw:text-box>
            <text:p text:style-name="P13"><text:span text:style-name="T5">n</text:span><text:span text:style-name="T5">o</text:span><text:span text:style-name="T5"> </text:span><text:span text:style-name="T5">s</text:span><text:span text:style-name="T5">u</text:span><text:span text:style-name="T5">p</text:span><text:span text:style-name="T5">e</text:span><text:span text:style-name="T5">r</text:span><text:span text:style-name="T5">v</text:span><text:span text:style-name="T5">i</text:span><text:span text:style-name="T5">s</text:span><text:span text:style-name="T5">a</text:span><text:span text:style-name="T5">d</text:span><text:span text:style-name="T5">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58" draw:text-style-name="P4" draw:layer="layout" svg:width="13.716cm" svg:height="12.954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5" draw:layer="layout" svg:x1="9.198cm" svg:y1="3.556cm" svg:x2="13.77cm" svg:y2="3.556cm">
          <text:p/>
        </draw:line>
        <draw:frame draw:style-name="gr60" draw:text-style-name="P7" draw:layer="layout" svg:width="8.89cm" svg:height="1.047cm" svg:x="1.07cm" svg:y="3.048cm">
          <draw:text-box>
            <text:p text:style-name="P6"><text:span text:style-name="T4">I</text:span><text:span text:style-name="T4">n</text:span><text:span text:style-name="T4">t</text:span><text:span text:style-name="T4">e</text:span><text:span text:style-name="T4">li</text:span><text:span text:style-name="T4">g</text:span><text:span text:style-name="T4">e</text:span><text:span text:style-name="T4">n</text:span><text:span text:style-name="T4">c</text:span><text:span text:style-name="T4">i</text:span><text:span text:style-name="T4">a </text:span><text:span text:style-name="T4">a</text:span><text:span text:style-name="T4">r</text:span><text:span text:style-name="T4">ti</text:span><text:span text:style-name="T4">fi</text:span><text:span text:style-name="T4">c</text:span><text:span text:style-name="T4">i</text:span><text:span text:style-name="T4">a</text:span><text:span text:style-name="T4">l</text:span></text:p>
          </draw:text-box>
        </draw:frame>
        <draw:custom-shape draw:style-name="gr61" draw:text-style-name="P11" draw:layer="layout" svg:width="9.145cm" svg:height="8.637cm" svg:x="14.223cm" svg:y="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5" draw:layer="layout" svg:x1="10.822cm" svg:y1="7.157cm" svg:x2="14.97cm" svg:y2="7.157cm">
          <text:p/>
        </draw:line>
        <draw:frame draw:style-name="gr62" draw:text-style-name="P7" draw:layer="layout" svg:width="9.736cm" svg:height="1.843cm" svg:x="1.624cm" svg:y="6.649cm">
          <draw:text-box>
            <text:p text:style-name="P6"><text:span text:style-name="T4">A</text:span><text:span text:style-name="T4">p</text:span><text:span text:style-name="T4">r</text:span><text:span text:style-name="T4">e</text:span><text:span text:style-name="T4">n</text:span><text:span text:style-name="T4">d</text:span><text:span text:style-name="T4">i</text:span><text:span text:style-name="T4">z</text:span><text:span text:style-name="T4">a</text:span><text:span text:style-name="T4">j</text:span><text:span text:style-name="T4">e </text:span><text:span text:style-name="T4">a</text:span><text:span text:style-name="T4">u</text:span><text:span text:style-name="T4">t</text:span><text:span text:style-name="T4">o</text:span><text:span text:style-name="T4">m</text:span><text:span text:style-name="T4">á</text:span><text:span text:style-name="T4">ti</text:span><text:span text:style-name="T4">c</text:span><text:span text:style-name="T4">o</text:span></text:p>
          </draw:text-box>
        </draw:frame>
        <draw:line draw:style-name="gr63" draw:text-style-name="P5" draw:layer="layout" svg:x1="14.478cm" svg:y1="8.382cm" svg:x2="23.114cm" svg:y2="8.382cm">
          <text:p/>
        </draw:line>
        <draw:line draw:style-name="gr63" draw:text-style-name="P5" draw:layer="layout" svg:x1="14.478cm" svg:y1="8.382cm" svg:x2="23.114cm" svg:y2="8.382cm">
          <text:p/>
        </draw:line>
        <draw:line draw:style-name="gr63" draw:text-style-name="P5" draw:layer="layout" svg:x1="14.478cm" svg:y1="10.922cm" svg:x2="23.114cm" svg:y2="10.922cm">
          <text:p/>
        </draw:line>
        <draw:frame draw:style-name="gr64" draw:text-style-name="P14" draw:layer="layout" svg:width="7.366cm" svg:height="1.047cm" svg:x="14.986cm" svg:y="11.43cm">
          <draw:text-box>
            <text:p text:style-name="P13"><text:span text:style-name="T5">p</text:span><text:span text:style-name="T5">o</text:span><text:span text:style-name="T5">r </text:span><text:span text:style-name="T5">r</text:span><text:span text:style-name="T5">e</text:span><text:span text:style-name="T5">f</text:span><text:span text:style-name="T5">u</text:span><text:span text:style-name="T5">e</text:span><text:span text:style-name="T5">r</text:span><text:span text:style-name="T5">z</text:span><text:span text:style-name="T5">o</text:span></text:p>
          </draw:text-box>
        </draw:frame>
        <draw:frame draw:style-name="gr64" draw:text-style-name="P14" draw:layer="layout" svg:width="7.366cm" svg:height="1.047cm" svg:x="14.986cm" svg:y="6.858cm">
          <draw:text-box>
            <text:p text:style-name="P13"><text:span text:style-name="T5">s</text:span><text:span text:style-name="T5">u</text:span><text:span text:style-name="T5">p</text:span><text:span text:style-name="T5">e</text:span><text:span text:style-name="T5">r</text:span><text:span text:style-name="T5">v</text:span><text:span text:style-name="T5">i</text:span><text:span text:style-name="T5">s</text:span><text:span text:style-name="T5">a</text:span><text:span text:style-name="T5">d</text:span><text:span text:style-name="T5">o</text:span></text:p>
          </draw:text-box>
        </draw:frame>
        <draw:frame draw:style-name="gr64" draw:text-style-name="P14" draw:layer="layout" svg:width="7.366cm" svg:height="1.047cm" svg:x="14.986cm" svg:y="9.113cm">
          <draw:text-box>
            <text:p text:style-name="P13"><text:span text:style-name="T5">n</text:span><text:span text:style-name="T5">o</text:span><text:span text:style-name="T5"> </text:span><text:span text:style-name="T5">s</text:span><text:span text:style-name="T5">u</text:span><text:span text:style-name="T5">p</text:span><text:span text:style-name="T5">e</text:span><text:span text:style-name="T5">r</text:span><text:span text:style-name="T5">v</text:span><text:span text:style-name="T5">i</text:span><text:span text:style-name="T5">s</text:span><text:span text:style-name="T5">a</text:span><text:span text:style-name="T5">d</text:span><text:span text:style-name="T5">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65" draw:text-style-name="P4" draw:layer="layout" svg:width="13.716cm" svg:height="12.954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5" draw:layer="layout" svg:x1="9.198cm" svg:y1="3.556cm" svg:x2="13.77cm" svg:y2="3.556cm">
          <text:p/>
        </draw:line>
        <draw:frame draw:style-name="gr67" draw:text-style-name="P7" draw:layer="layout" svg:width="8.89cm" svg:height="1.047cm" svg:x="1.07cm" svg:y="3.048cm">
          <draw:text-box>
            <text:p text:style-name="P6"><text:span text:style-name="T4">I</text:span><text:span text:style-name="T4">n</text:span><text:span text:style-name="T4">t</text:span><text:span text:style-name="T4">e</text:span><text:span text:style-name="T4">li</text:span><text:span text:style-name="T4">g</text:span><text:span text:style-name="T4">e</text:span><text:span text:style-name="T4">n</text:span><text:span text:style-name="T4">c</text:span><text:span text:style-name="T4">i</text:span><text:span text:style-name="T4">a </text:span><text:span text:style-name="T4">a</text:span><text:span text:style-name="T4">r</text:span><text:span text:style-name="T4">ti</text:span><text:span text:style-name="T4">fi</text:span><text:span text:style-name="T4">c</text:span><text:span text:style-name="T4">i</text:span><text:span text:style-name="T4">a</text:span><text:span text:style-name="T4">l</text:span></text:p>
          </draw:text-box>
        </draw:frame>
        <draw:custom-shape draw:style-name="gr68" draw:text-style-name="P11" draw:layer="layout" svg:width="9.145cm" svg:height="8.637cm" svg:x="14.223cm" svg:y="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5" draw:layer="layout" svg:x1="10.822cm" svg:y1="7.157cm" svg:x2="14.97cm" svg:y2="7.157cm">
          <text:p/>
        </draw:line>
        <draw:frame draw:style-name="gr69" draw:text-style-name="P7" draw:layer="layout" svg:width="9.736cm" svg:height="1.843cm" svg:x="1.624cm" svg:y="6.649cm">
          <draw:text-box>
            <text:p text:style-name="P6"><text:span text:style-name="T4">A</text:span><text:span text:style-name="T4">p</text:span><text:span text:style-name="T4">r</text:span><text:span text:style-name="T4">e</text:span><text:span text:style-name="T4">n</text:span><text:span text:style-name="T4">d</text:span><text:span text:style-name="T4">i</text:span><text:span text:style-name="T4">z</text:span><text:span text:style-name="T4">a</text:span><text:span text:style-name="T4">j</text:span><text:span text:style-name="T4">e </text:span><text:span text:style-name="T4">a</text:span><text:span text:style-name="T4">u</text:span><text:span text:style-name="T4">t</text:span><text:span text:style-name="T4">o</text:span><text:span text:style-name="T4">m</text:span><text:span text:style-name="T4">á</text:span><text:span text:style-name="T4">ti</text:span><text:span text:style-name="T4">c</text:span><text:span text:style-name="T4">o</text:span></text:p>
          </draw:text-box>
        </draw:frame>
        <draw:line draw:style-name="gr70" draw:text-style-name="P5" draw:layer="layout" svg:x1="14.478cm" svg:y1="8.382cm" svg:x2="23.114cm" svg:y2="8.382cm">
          <text:p/>
        </draw:line>
        <draw:line draw:style-name="gr70" draw:text-style-name="P5" draw:layer="layout" svg:x1="14.478cm" svg:y1="8.382cm" svg:x2="23.114cm" svg:y2="8.382cm">
          <text:p/>
        </draw:line>
        <draw:line draw:style-name="gr70" draw:text-style-name="P5" draw:layer="layout" svg:x1="14.478cm" svg:y1="10.922cm" svg:x2="23.114cm" svg:y2="10.922cm">
          <text:p/>
        </draw:line>
        <draw:frame draw:style-name="gr71" draw:text-style-name="P14" draw:layer="layout" svg:width="7.366cm" svg:height="1.047cm" svg:x="14.986cm" svg:y="11.43cm">
          <draw:text-box>
            <text:p text:style-name="P13"><text:span text:style-name="T5">p</text:span><text:span text:style-name="T5">o</text:span><text:span text:style-name="T5">r </text:span><text:span text:style-name="T5">r</text:span><text:span text:style-name="T5">e</text:span><text:span text:style-name="T5">f</text:span><text:span text:style-name="T5">u</text:span><text:span text:style-name="T5">e</text:span><text:span text:style-name="T5">r</text:span><text:span text:style-name="T5">z</text:span><text:span text:style-name="T5">o</text:span></text:p>
          </draw:text-box>
        </draw:frame>
        <draw:custom-shape draw:style-name="gr72" draw:text-style-name="P15" draw:layer="layout" svg:width="3.557cm" svg:height="3.359cm" svg:x="15.748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5" draw:layer="layout" svg:x1="11.176cm" svg:y1="10.16cm" svg:x2="15.832cm" svg:y2="9.026cm">
          <text:p/>
        </draw:line>
        <draw:frame draw:style-name="gr74" draw:text-style-name="P7" draw:layer="layout" svg:width="9.638cm" svg:height="1.843cm" svg:x="2.386cm" svg:y="9.718cm">
          <draw:text-box>
            <text:p text:style-name="P6"><text:span text:style-name="T4">A</text:span><text:span text:style-name="T4">p</text:span><text:span text:style-name="T4">r</text:span><text:span text:style-name="T4">e</text:span><text:span text:style-name="T4">n</text:span><text:span text:style-name="T4">d</text:span><text:span text:style-name="T4">i</text:span><text:span text:style-name="T4">z</text:span><text:span text:style-name="T4">a</text:span><text:span text:style-name="T4">j</text:span><text:span text:style-name="T4">e </text:span><text:span text:style-name="T4">p</text:span><text:span text:style-name="T4">r</text:span><text:span text:style-name="T4">o</text:span><text:span text:style-name="T4">f</text:span><text:span text:style-name="T4">u</text:span><text:span text:style-name="T4">n</text:span><text:span text:style-name="T4">d</text:span><text:span text:style-name="T4">o</text:span></text:p>
          </draw:text-box>
        </draw:frame>
        <draw:frame draw:style-name="gr71" draw:text-style-name="P14" draw:layer="layout" svg:width="7.366cm" svg:height="1.047cm" svg:x="14.986cm" svg:y="6.858cm">
          <draw:text-box>
            <text:p text:style-name="P13"><text:span text:style-name="T5">s</text:span><text:span text:style-name="T5">u</text:span><text:span text:style-name="T5">p</text:span><text:span text:style-name="T5">e</text:span><text:span text:style-name="T5">r</text:span><text:span text:style-name="T5">v</text:span><text:span text:style-name="T5">i</text:span><text:span text:style-name="T5">s</text:span><text:span text:style-name="T5">a</text:span><text:span text:style-name="T5">d</text:span><text:span text:style-name="T5">o</text:span></text:p>
          </draw:text-box>
        </draw:frame>
        <draw:frame draw:style-name="gr71" draw:text-style-name="P14" draw:layer="layout" svg:width="7.366cm" svg:height="1.047cm" svg:x="14.986cm" svg:y="9.113cm">
          <draw:text-box>
            <text:p text:style-name="P13"><text:span text:style-name="T5">n</text:span><text:span text:style-name="T5">o</text:span><text:span text:style-name="T5"> </text:span><text:span text:style-name="T5">s</text:span><text:span text:style-name="T5">u</text:span><text:span text:style-name="T5">p</text:span><text:span text:style-name="T5">e</text:span><text:span text:style-name="T5">r</text:span><text:span text:style-name="T5">v</text:span><text:span text:style-name="T5">i</text:span><text:span text:style-name="T5">s</text:span><text:span text:style-name="T5">a</text:span><text:span text:style-name="T5">d</text:span><text:span text:style-name="T5">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 style:parent-style-name="Default_5f_1_5f_1_5f_1_5f_2">
      <style:graphic-properties svg:stroke-color="#000000" draw:fill="none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 style:parent-style-name="Default_5f_1_5f_1_5f_1_5f_3">
      <style:graphic-properties svg:stroke-color="#000000" draw:fill="none"/>
    </style:style>
    <style:style style:name="Default_5f_1_5f_1_5f_2_5f_1" style:display-name="Defaul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_5f_1" style:display-name="Object without fill_1_1_2_1" style:family="graphic" style:parent-style-name="Default_5f_1_5f_1_5f_2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" style:display-name="Object without fill_1_1_1_1_1" style:family="graphic" style:parent-style-name="Default_5f_1_5f_1_5f_1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" style:display-name="Object without fill_1_1_1_1_1_1" style:family="graphic" style:parent-style-name="Default_5f_1_5f_1_5f_1_5f_1_5f_1_5f_1">
      <style:graphic-properties svg:stroke-color="#000000" draw:fill="none"/>
    </style:style>
    <style:style style:name="Default_5f_1_5f_1_5f_2_5f_2" style:display-name="Default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" style:display-name="Default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_5f_2" style:display-name="Object without fill_1_1_2_2" style:family="graphic" style:parent-style-name="Default_5f_1_5f_1_5f_2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1" style:display-name="Object without fill_1_1_1_1_1_1_1" style:family="graphic" style:parent-style-name="Default_5f_1_5f_1_5f_1_5f_1_5f_1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2">
      <style:graphic-properties svg:stroke-color="#000000" draw:fill="none"/>
    </style:style>
    <style:style style:name="Default_5f_1_5f_1_5f_1_5f_1_5f_1_5f_1_5f_2" style:display-name="Default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2" style:display-name="Default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2" style:display-name="Object without fill_1_1_1_1_1_1_2" style:family="graphic" style:parent-style-name="Default_5f_1_5f_1_5f_1_5f_1_5f_1_5f_1_5f_2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3" style:display-name="Object without fill_2_3" style:family="graphic" style:parent-style-name="Default_5f_2_5f_3">
      <style:graphic-properties svg:stroke-color="#000000" draw:fill="none"/>
    </style:style>
    <style:style style:name="Default_5f_1_5f_1_5f_1_5f_1_5f_1_5f_1_5f_3" style:display-name="Default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3" style:display-name="Default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3" style:display-name="Object without fill_1_1_1_1_1_1_3" style:family="graphic" style:parent-style-name="Default_5f_1_5f_1_5f_1_5f_1_5f_1_5f_1_5f_3">
      <style:graphic-properties svg:stroke-color="#000000" draw:fill="none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4" style:display-name="Object without fill_2_4" style:family="graphic" style:parent-style-name="Default_5f_2_5f_4">
      <style:graphic-properties svg:stroke-color="#000000" draw:fill="none"/>
    </style:style>
    <style:style style:name="Default_5f_1_5f_1_5f_1_5f_1_5f_1_5f_1_5f_4" style:display-name="Default_1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" style:display-name="Default_1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4" style:display-name="Object without fill_1_1_1_1_1_1_4" style:family="graphic" style:parent-style-name="Default_5f_1_5f_1_5f_1_5f_1_5f_1_5f_1_5f_4">
      <style:graphic-properties svg:stroke-color="#000000" draw:fill="none"/>
    </style:style>
    <style:style style:name="Default_5f_2_5f_3_5f_1" style:display-name="Default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1" style:display-name="Default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3_5f_1" style:display-name="Object without fill_2_3_1" style:family="graphic" style:parent-style-name="Default_5f_2_5f_3_5f_1">
      <style:graphic-properties svg:stroke-color="#000000" draw:fill="none"/>
    </style:style>
    <style:style style:name="Default_5f_1_5f_1_5f_1_5f_1_5f_1_5f_1_5f_3_5f_1" style:display-name="Default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3_5f_1" style:display-name="Default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3_5f_1" style:display-name="Object without fill_1_1_1_1_1_1_3_1" style:family="graphic" style:parent-style-name="Default_5f_1_5f_1_5f_1_5f_1_5f_1_5f_1_5f_3_5f_1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_5f_1" style:display-name="Default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_5f_1" style:display-name="Default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_5f_1" style:display-name="Object without fill_1_1_1_3_1" style:family="graphic" style:parent-style-name="Default_5f_1_5f_1_5f_1_5f_3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4">
      <style:graphic-properties svg:stroke-color="#000000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4_5f_1">
      <style:graphic-properties svg:stroke-color="#000000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2" style:display-name="Default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2" style:display-name="Default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2" style:display-name="Object without fill_3_2" style:family="graphic" style:parent-style-name="Default_5f_4_5f_2">
      <style:graphic-properties svg:stroke-color="#000000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3" style:display-name="Default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3" style:display-name="Default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3" style:display-name="Object without fill_3_3" style:family="graphic" style:parent-style-name="Default_5f_4_5f_3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20:20:56.086875487</meta:creation-date>
    <dc:date>2018-07-26T00:19:57.373475573</dc:date>
    <meta:editing-duration>PT1H23M51S</meta:editing-duration>
    <meta:editing-cycles>3</meta:editing-cycles>
    <meta:generator>LibreOffice/6.0.3.2$Linux_X86_64 LibreOffice_project/00m0$Build-2</meta:generator>
    <meta:document-statistic meta:object-count="232"/>
  </office:meta>
</office:document-meta>
</file>